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Query.getStoredQuery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Query.storeAsNode( String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Query.ClientQuery( Session session , RemoteQuery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Query.getLangu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Query.get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Query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